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5cm" style:rel-column-width="10020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111cm" style:rel-column-width="7282*"/>
    </style:style>
    <style:style style:name="Tabella1.D" style:family="table-column">
      <style:table-column-properties style:column-width="0.9cm" style:rel-column-width="3102*"/>
    </style:style>
    <style:style style:name="Tabella1.E" style:family="table-column">
      <style:table-column-properties style:column-width="1.588cm" style:rel-column-width="5475*"/>
    </style:style>
    <style:style style:name="Tabella1.F" style:family="table-column">
      <style:table-column-properties style:column-width="1.799cm" style:rel-column-width="6205*"/>
    </style:style>
    <style:style style:name="Tabella1.G" style:family="table-column">
      <style:table-column-properties style:column-width="2.009cm" style:rel-column-width="6929*"/>
    </style:style>
    <style:style style:name="Tabella1.I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1142c3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buntu Light"/>
    </style:style>
    <style:style style:name="P4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47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1dcf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10ea62e" style:font-size-asian="12pt" style:font-size-complex="12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1"/>
          </table:table-cell>
          <table:table-cell table:style-name="Tabella3.C1" table:number-rows-spanned="4" table:number-columns-spanned="2" office:value-type="string">
            <text:p text:style-name="P21"><text:span text:style-name="T8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5"><text:placeholder text:placeholder-type="text">&lt;formatLang(o.minimum_planned_date, date=True)&gt;</text:placeholder></text:p>
          </table:table-cell>
          <table:table-cell table:style-name="Tabella3.B2" office:value-type="string">
            <text:p text:style-name="P44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7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34"/>
          </table:table-cell>
          <table:table-cell table:style-name="Tabella3.B4" office:value-type="string">
            <text:p text:style-name="P36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45">DATA</text:p>
          </table:table-cell>
          <table:table-cell table:style-name="Tabella3.C1" office:value-type="string">
            <text:p text:style-name="P22"/>
          </table:table-cell>
          <table:table-cell table:style-name="Tabella3.C1" table:number-rows-spanned="2" office:value-type="string">
            <text:p text:style-name="P22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8"><text:placeholder text:placeholder-type="text">&lt;o.delivery_note&gt;</text:placeholder></text:p>
          </table:table-cell>
          <table:table-cell table:style-name="Tabella3.B6" office:value-type="string">
            <text:p text:style-name="P43"><text:placeholder text:placeholder-type="text">&lt;formatLang(o.date_order, date=True)&gt;</text:placeholder></text:p>
          </table:table-cell>
          <table:table-cell table:style-name="Tabella3.C1" office:value-type="string">
            <text:p text:style-name="P49"/>
          </table:table-cell>
          <table:covered-table-cell/>
          <table:covered-table-cell/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50">ART<text:span text:style-name="T9">ICOLO<text:line-break/>ARTICLE</text:span></text:p>
            </table:table-cell>
            <table:table-cell table:style-name="Tabella1.A1" office:value-type="string">
              <text:p text:style-name="P67">DESCRIZIONE <text:line-break/>DESCRIPTION</text:p>
            </table:table-cell>
            <table:table-cell table:style-name="Tabella1.C1" office:value-type="string">
              <text:p text:style-name="P51">COLORE <text:line-break/>COLOUR</text:p>
            </table:table-cell>
            <table:table-cell table:style-name="Tabella1.A1" office:value-type="string">
              <text:p text:style-name="P50">U.M.</text:p>
            </table:table-cell>
            <table:table-cell table:style-name="Tabella1.A1" office:value-type="string">
              <text:p text:style-name="P50">Q.TA'<text:line-break/>Q.TY</text:p>
            </table:table-cell>
            <table:table-cell table:style-name="Tabella1.A1" office:value-type="string">
              <text:p text:style-name="P52">PREZZO<text:line-break/>PRICE</text:p>
            </table:table-cell>
            <table:table-cell table:style-name="Tabella1.A1" office:value-type="string">
              <text:p text:style-name="P56">CONSEGNA <text:line-break/> DELIVERY DATE</text:p>
            </table:table-cell>
            <table:table-cell table:style-name="Tabella1.A1" office:value-type="string">
              <text:p text:style-name="P52">IMPORTO AMOUNT</text:p>
            </table:table-cell>
            <table:table-cell table:style-name="Tabella1.I1" office:value-type="string">
              <text:p text:style-name="P52">ALIQ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69"><text:placeholder text:placeholder-type="text">&lt;o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5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0"><text:placeholder text:placeholder-type="text">&lt;l.product_id.default_code or ''&gt;</text:placeholder></text:p>
            <text:p text:style-name="P33"><draw:frame draw:style-name="fr2" draw:name="image: barcode(l.product_id.ean13, 'ean13')" text:anchor-type="as-char" svg:width="2.806cm" style:rel-width="100%" svg:height="1cm" style:rel-height="scale-min" draw:z-index="1"><draw:text-box><text:p text:style-name="P17"/></draw:text-box></draw:frame></text:p>
          </table:table-cell>
          <table:table-cell table:style-name="Tabella1.B6" table:number-columns-spanned="2" office:value-type="string">
            <text:p text:style-name="P29"><text:placeholder text:placeholder-type="text">&lt;"%s\n" % l.text_note_pre if l.text_note_pre else  ''&gt;</text:placeholder><text:placeholder text:placeholder-type="text">&lt;(l.name or '').strip()&gt;</text:placeholder><text:placeholder text:placeholder-type="text">&lt;"%s\n" % l.text_note_post if l.text_note_post else  ''&gt;</text:placeholder><text:span text:style-name="T11"><text:placeholder text:placeholder-type="text">&lt;'\n%s' % l.product_id.colour if l.product_id.colour else ''&gt;</text:placeholder></text:span><text:span text:style-name="T11"><text:placeholder text:placeholder-type="text">&lt;'\n%s' % l.product_id.fsc_certified_id.name if l.product_id.fsc_certified_id else ''&gt;</text:placeholder></text:span><text:span text:style-name="T11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28"><text:s/><text:placeholder text:placeholder-type="text">&lt;l.product_uom.name&gt;</text:placeholder></text:p>
          </table:table-cell>
          <table:table-cell table:style-name="Tabella1.E6" office:value-type="string">
            <text:p text:style-name="P24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25"><text:placeholder text:placeholder-type="text">&lt;'' if l.product_id and l.product_id.is_pipe else o.currency_id.symbol&gt;</text:placeholder> <text:placeholder text:placeholder-type="text">&lt;'/        ' if l.product_id and l.product_id.is_pipe else (formatLang(l.price_unit, digits=get_digits(dp='Product Purchase Price') or get_digits(dp='Product Price')))&gt;</text:placeholder></text:p>
          </table:table-cell>
          <table:table-cell table:style-name="Tabella1.G6" office:value-type="string">
            <text:p text:style-name="P26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70"><text:placeholder text:placeholder-type="text">&lt;'' if l.product_id and l.product_id.is_pipe else o.currency_id.symbol&gt;</text:placeholder> <text:placeholder text:placeholder-type="text">&lt;'' if l.product_id and l.product_id.is_pipe else (formatLang(l.price_subtotal, digits=get_digits(dp='Account')))&gt;</text:placeholder></text:p>
          </table:table-cell>
          <table:table-cell table:style-name="Tabella1.I6" office:value-type="string">
            <text:p text:style-name="P27"><text:placeholder text:placeholder-type="text">&lt;l.taxes_id.report_description or 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9" office:value-type="string">
            <text:p text:style-name="P65"><text:placeholder text:placeholder-type="text">&lt;o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><text:soft-page-break/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5">SPEDIZIONE A MEZZO</text:p>
          </table:table-cell>
          <table:table-cell table:style-name="Tabella4.A1" office:value-type="string">
            <text:p text:style-name="P60">PAGAMENTO</text:p>
          </table:table-cell>
          <table:table-cell table:style-name="Tabella4.C1" table:number-rows-spanned="4" office:value-type="string">
            <text:p text:style-name="P38"/>
          </table:table-cell>
          <table:table-cell table:style-name="Tabella4.D1" office:value-type="string">
            <text:p text:style-name="P59"/>
          </table:table-cell>
        </table:table-row>
        <table:table-row table:style-name="Tabella4.2">
          <table:table-cell table:style-name="Tabella4.A2" office:value-type="string">
            <text:p text:style-name="P32"><text:placeholder text:placeholder-type="text">&lt;o.transportation_method_id.name&gt;</text:placeholder></text:p>
          </table:table-cell>
          <table:table-cell table:style-name="Tabella4.B2" office:value-type="string">
            <text:p text:style-name="P31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48"/>
          </table:table-cell>
        </table:table-row>
        <table:table-row table:style-name="Tabella4.3">
          <table:table-cell table:style-name="Tabella4.A1" office:value-type="string">
            <text:p text:style-name="P60">PORTO</text:p>
          </table:table-cell>
          <table:table-cell table:style-name="Tabella4.A1" office:value-type="string">
            <text:p text:style-name="P62">APPOGGIO BANCARIO</text:p>
          </table:table-cell>
          <table:covered-table-cell/>
          <table:table-cell table:style-name="Tabella4.A1" office:value-type="string">
            <text:p text:style-name="P61">TOTALE</text:p>
          </table:table-cell>
        </table:table-row>
        <table:table-row table:style-name="Tabella4.4">
          <table:table-cell table:style-name="Tabella4.A2" office:value-type="string">
            <text:p text:style-name="P32"><text:placeholder text:placeholder-type="text">&lt;o.carriage_condition_id.name&gt;</text:placeholder></text:p>
          </table:table-cell>
          <table:table-cell table:style-name="Tabella4.A2" office:value-type="string">
            <text:p text:style-name="P32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6"><text:placeholder text:placeholder-type="text">&lt;'' if o.order_line and o.order_line[0].product_id and o.order_line[0].product_id.is_pipe else o.currency_id.symbol&gt;</text:placeholder> <text:span text:style-name="T10"><text:placeholder text:placeholder-type="text">&lt;'/' if o.order_line and o.order_line[0].product_id and o.order_line[0].product_id.is_pipe else (formatLang(o.amount_total, digits=get_digits(dp='Account')))&gt;</text:placeholder></text:span></text:p>
          </table:table-cell>
        </table:table-row>
      </table:table>
      <text:p text:style-name="P47"/>
      <text:p text:style-name="P46"><text:span text:style-name="T13">SI PREGA NOTARE CHE </text:span><text:span text:style-name="T12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2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1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4T09:45:40.245995685</dc:date>
    <meta:editing-duration>P6DT5H1M19S</meta:editing-duration>
    <meta:editing-cycles>810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4" meta:word-count="248" meta:character-count="2512" meta:non-whitespace-character-count="2321"/>
    <meta:user-defined meta:name="Info 1"/>
    <meta:user-defined meta:name="Info 2"/>
    <meta:user-defined meta:name="Info 3"/>
    <meta:user-defined meta:name="Info 4"/>
  </office:meta>
</office:document-meta>
</file>